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04" calcext:value-type="float">
            <text:p>30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97247706422018" calcext:value-type="percentage">
            <text:p>69,72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0:31:18.6056719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13:01:35.494354979</dc:date>
    <meta:editing-duration>PT21H40M56S</meta:editing-duration>
    <meta:editing-cycles>129</meta:editing-cycles>
    <meta:generator>LibreOffice/5.4.1.2.0$Linux_X86_64 LibreOffice_project/40m0$Build-2</meta:generator>
    <meta:document-statistic meta:table-count="2" meta:cell-count="1397" meta:object-count="0"/>
  </office:meta>
</office:document-meta>
</file>